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>
      <style:paragraph-properties fo:margin-bottom="0in"/>
    </style:style>
    <style:style style:name="P3" style:parent-style-name="Textbody" style:list-style-name="LFO1" style:family="paragraph"/>
    <style:style style:name="P4" style:parent-style-name="Textbody" style:list-style-name="LFO2" style:family="paragraph">
      <style:paragraph-properties fo:margin-bottom="0in"/>
    </style:style>
    <style:style style:name="P5" style:parent-style-name="Textbody" style:list-style-name="LFO2" style:family="paragraph">
      <style:paragraph-properties fo:margin-bottom="0in"/>
    </style:style>
    <style:style style:name="P6" style:parent-style-name="Textbody" style:list-style-name="LFO2" style:family="paragraph">
      <style:paragraph-properties fo:margin-bottom="0in"/>
    </style:style>
    <style:style style:name="P7" style:parent-style-name="Textbody" style:list-style-name="LFO2" style:family="paragraph">
      <style:paragraph-properties fo:margin-bottom="0in"/>
    </style:style>
    <style:style style:name="P8" style:parent-style-name="Textbody" style:list-style-name="LFO2" style:family="paragraph">
      <style:paragraph-properties fo:margin-bottom="0in"/>
    </style:style>
    <style:style style:name="P9" style:parent-style-name="Textbody" style:list-style-name="LFO2" style:family="paragraph"/>
    <style:style style:name="P10" style:parent-style-name="Textbody" style:list-style-name="LFO3" style:family="paragraph"/>
    <style:style style:name="P11" style:parent-style-name="Textbody" style:list-style-name="LFO4" style:family="paragraph">
      <style:paragraph-properties fo:margin-bottom="0in"/>
    </style:style>
    <style:style style:name="P12" style:parent-style-name="Textbody" style:list-style-name="LFO4" style:family="paragraph">
      <style:paragraph-properties fo:margin-bottom="0in"/>
    </style:style>
    <style:style style:name="P13" style:parent-style-name="Textbody" style:list-style-name="LFO4" style:family="paragraph"/>
    <style:style style:name="P14" style:parent-style-name="Textbody" style:list-style-name="LFO5" style:family="paragraph">
      <style:paragraph-properties fo:margin-bottom="0in"/>
    </style:style>
    <style:style style:name="P15" style:parent-style-name="Textbody" style:list-style-name="LFO5" style:family="paragraph">
      <style:paragraph-properties fo:margin-bottom="0in"/>
    </style:style>
    <style:style style:name="P16" style:parent-style-name="Textbody" style:list-style-name="LFO5" style:family="paragraph"/>
    <style:style style:name="P17" style:parent-style-name="Textbody" style:list-style-name="LFO6" style:family="paragraph">
      <style:paragraph-properties fo:margin-bottom="0in"/>
    </style:style>
    <style:style style:name="P18" style:parent-style-name="Textbody" style:list-style-name="LFO6" style:family="paragraph">
      <style:paragraph-properties fo:margin-bottom="0in"/>
    </style:style>
    <style:style style:name="P19" style:parent-style-name="Textbody" style:list-style-name="LFO6" style:family="paragraph"/>
    <style:style style:name="P20" style:parent-style-name="Textbody" style:list-style-name="LFO7" style:family="paragraph">
      <style:paragraph-properties fo:margin-bottom="0in"/>
    </style:style>
    <style:style style:name="P21" style:parent-style-name="Textbody" style:list-style-name="LFO7" style:family="paragraph">
      <style:paragraph-properties fo:margin-bottom="0in"/>
    </style:style>
    <style:style style:name="P22" style:parent-style-name="Textbody" style:list-style-name="LFO7" style:family="paragraph"/>
    <style:style style:name="P23" style:parent-style-name="Textbody" style:list-style-name="LFO8" style:family="paragraph"/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Car.predefinitoparagrafo" style:family="text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Car.predefinitoparagraf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StrongEmphasis">Diario di lavoro per lo sviluppo dello store SNGRS</text:span></text:p>
      <text:p text:style-name="Textbody"><text:span text:style-name="StrongEmphasis">Periodo di sviluppo:</text:span><text:s/>dal 26 novembre 2024 al 12 dicembre 2024<text:line-break/><text:span text:style-name="StrongEmphasis">Obiettivo:</text:span><text:s/>Completare l'integrazione tra il primo modulo del progetto e le nuove funzionalità realizzate in JavaScript, con un focus sull'ottimizzazione e il miglioramento del prodotto.</text:p>
      <text:p text:style-name="Textbody"><text:line-break/><text:span text:style-name="StrongEmphasis">Responsabili del progetto:</text:span><text:s/>Alessio Bonini e Gabriele Cavalli</text:p>
      <text:p text:style-name="Textbody"/>
      <text:p text:style-name="Textbody"><text:span text:style-name="StrongEmphasis">26 novembre 2024</text:span><text:line-break/><text:span text:style-name="StrongEmphasis">Attività svolte:</text:span></text:p>
      <text:list text:style-name="LFO1" text:continue-numbering="true">
        <text:list-item>
          <text:p text:style-name="P2">Definizione dei temi e funzionalità da implementare con JavaScript.</text:p>
        </text:list-item>
        <text:list-item>
          <text:p text:style-name="P3">Suddivisione dei compiti tra i membri del team.<text:line-break/><text:span text:style-name="StrongEmphasis">Problemi:</text:span><text:s/>Nessuno riscontrato.</text:p>
        </text:list-item>
      </text:list>
      <text:p text:style-name="Textbody"/>
      <text:p text:style-name="Textbody"><text:span text:style-name="StrongEmphasis">28 novembre 2024</text:span><text:line-break/><text:span text:style-name="StrongEmphasis">Attività svolte:</text:span></text:p>
      <text:list text:style-name="LFO2" text:continue-numbering="true">
        <text:list-item>
          <text:p text:style-name="P4">Avvio<text:s/>della progettazione con sviluppo di:</text:p>
          <text:list text:continue-numbering="true">
            <text:list-item>
              <text:p text:style-name="P5">Sezione carrello.</text:p>
            </text:list-item>
            <text:list-item>
              <text:p text:style-name="P6">Funzionalità per aggiungere quantità ai prodotti e finalizzare l'acquisto.</text:p>
            </text:list-item>
            <text:list-item>
              <text:p text:style-name="P7">Modulo per i pagamenti.<text:line-break/><text:span text:style-name="StrongEmphasis">Problemi:</text:span></text:p>
            </text:list-item>
          </text:list>
        </text:list-item>
        <text:list-item>
          <text:p text:style-name="P8">Difficoltà iniziale con la visualizzazione delle quantità di prodotto nel carrello e l'aggiornamento delle modifiche.<text:line-break/><text:span text:style-name="StrongEmphasis">Soluzioni:</text:span></text:p>
        </text:list-item>
        <text:list-item>
          <text:p text:style-name="P9">Consultazione della documentazione online, che ha permesso di risolvere il problema in pochi giorni.</text:p>
        </text:list-item>
      </text:list>
      <text:p text:style-name="Textbody"/>
      <text:p text:style-name="Textbody"><text:span text:style-name="StrongEmphasis">3 dicembre 2024</text:span><text:line-break/><text:span text:style-name="StrongEmphasis">Attività svolte:</text:span></text:p>
      <text:list text:style-name="LFO3" text:continue-numbering="true">
        <text:list-item>
          <text:p text:style-name="P10">Raffinamento delle funzionalità del carrello e completamento della sezione.<text:line-break/><text:span text:style-name="StrongEmphasis">Problemi:</text:span><text:s/>Nessuno.</text:p>
        </text:list-item>
      </text:list>
      <text:p text:style-name="Textbody"/>
      <text:p text:style-name="Textbody"><text:span text:style-name="StrongEmphasis">5 dicembre 2024</text:span><text:line-break/><text:span text:style-name="StrongEmphasis">Attività svolte:</text:span></text:p>
      <text:list text:style-name="LFO4" text:continue-numbering="true">
        <text:list-item>
          <text:p text:style-name="P11">Aggiornamento della grafica nelle pagine di acquisto, con aggiunta di elementi come quantità e taglie.<text:line-break/><text:span text:style-name="StrongEmphasis">Problemi:</text:span></text:p>
        </text:list-item>
        <text:list-item>
          <text:p text:style-name="P12">Mancata sincronizzazione tra la grafica aggiornata e la sezione carrello.<text:line-break/><text:span text:style-name="StrongEmphasis">Soluzioni:</text:span></text:p>
        </text:list-item>
        <text:list-item>
          <text:p text:style-name="P13">Confronto tra i membri del team e approfondimento della documentazione disponibile.</text:p>
        </text:list-item>
      </text:list>
      <text:soft-page-break/>
      <text:p text:style-name="Textbody"><text:span text:style-name="StrongEmphasis">6 dicembre 2024</text:span><text:line-break/><text:span text:style-name="StrongEmphasis">Attività svolte:</text:span></text:p>
      <text:list text:style-name="LFO5" text:continue-numbering="true">
        <text:list-item>
          <text:p text:style-name="P14">Verifica del corretto funzionamento di tutte le funzionalità implementate fino a quel momento.<text:line-break/><text:span text:style-name="StrongEmphasis">Problemi:</text:span></text:p>
        </text:list-item>
        <text:list-item>
          <text:p text:style-name="P15">Alcuni bug minori riscontrati durante i<text:s/>test.<text:line-break/><text:span text:style-name="StrongEmphasis">Soluzioni:</text:span></text:p>
        </text:list-item>
        <text:list-item>
          <text:p text:style-name="P16">Debug in collaborazione tra i membri del team.</text:p>
        </text:list-item>
      </text:list>
      <text:p text:style-name="Textbody"/>
      <text:p text:style-name="Textbody"><text:span text:style-name="StrongEmphasis">7 dicembre 2024</text:span><text:line-break/><text:span text:style-name="StrongEmphasis">Attività svolte:</text:span></text:p>
      <text:list text:style-name="LFO6" text:continue-numbering="true">
        <text:list-item>
          <text:p text:style-name="P17">Creazione di una sezione dedicata alla registrazione di carte elettroniche per i pagamenti.<text:line-break/><text:span text:style-name="StrongEmphasis">Problemi:</text:span></text:p>
        </text:list-item>
        <text:list-item>
          <text:p text:style-name="P18">Difficoltà nell'integrazione della nuova sezione nel<text:s/>progetto.<text:line-break/><text:span text:style-name="StrongEmphasis">Soluzioni:</text:span></text:p>
        </text:list-item>
        <text:list-item>
          <text:p text:style-name="P19">Consultazione della documentazione, con successiva implementazione corretta.</text:p>
        </text:list-item>
      </text:list>
      <text:p text:style-name="Textbody"/>
      <text:p text:style-name="Textbody"><text:span text:style-name="StrongEmphasis">10 dicembre 2024</text:span><text:line-break/><text:span text:style-name="StrongEmphasis">Attività svolte:</text:span></text:p>
      <text:list text:style-name="LFO7" text:continue-numbering="true">
        <text:list-item>
          <text:p text:style-name="P20">Proseguimento dei lavori sulla pagina di pagamento.<text:line-break/><text:span text:style-name="StrongEmphasis">Problemi:</text:span></text:p>
        </text:list-item>
        <text:list-item>
          <text:p text:style-name="P21">La pagina presentava bug che compromettevano il funzionamento.<text:line-break/><text:span text:style-name="StrongEmphasis">Soluzioni:</text:span></text:p>
        </text:list-item>
        <text:list-item>
          <text:p text:style-name="P22">Confronto e lavoro congiunto per risolvere il problema.</text:p>
        </text:list-item>
      </text:list>
      <text:p text:style-name="Textbody"/>
      <text:p text:style-name="Textbody"><text:span text:style-name="StrongEmphasis">11 dicembre 2024</text:span><text:line-break/><text:span text:style-name="StrongEmphasis">Attività svolte:</text:span></text:p>
      <text:list text:style-name="LFO8" text:continue-numbering="true">
        <text:list-item>
          <text:p text:style-name="P23">Completamento e collaudo della sezione di pagamento, con simulazione di registrazione di una carta elettronica.<text:line-break/><text:span text:style-name="StrongEmphasis">Problemi:</text:span><text:s/>Nessuno riscontrato</text:p>
        </text:list-item>
      </text:list>
      <text:p text:style-name="Textbody"/>
      <text:p text:style-name="P24">Data: 20 dicembre 2024</text:p>
      <text:p text:style-name="Standard">Attività svolte:</text:p>
      <text:p text:style-name="Standard"/>
      <text:p text:style-name="P25">- <text:s/>Conclusione della sezione pagamenti e suo collaudo</text:p>
      <text:p text:style-name="Standard">Modifica messaggi relativi alle comunicazioni con l’utente, miglioramento interfaccia utente e miglioramenti degli elementi del carrello.</text:p>
      <text:p text:style-name="Standard"/>
      <text:p text:style-name="Standard"><text:span text:style-name="T26">Problemi riscontrati:</text:span><text:s/>nessuno</text:p>
      <text:p text:style-name="Standard"/>
      <text:p text:style-name="P27">Data: 5 gennaio 2025</text:p>
      <text:soft-page-break/>
      <text:p text:style-name="Standard">Attività svolte:</text:p>
      <text:p text:style-name="Standard"/>
      <text:p text:style-name="P28">- <text:s/>Conclusione della sezione pagamenti e suo collaudo</text:p>
      <text:p text:style-name="Standard">Collaudo finale del sito e risoluzione problemi.</text:p>
      <text:p text:style-name="Standard"/>
      <text:p text:style-name="Standard"><text:span text:style-name="T29">Problemi riscontrati:</text:span><text:s/>nessuno</text:p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avalli.gabriele</dc:creator>
    <meta:creation-date>2024-12-11T17:59:00Z</meta:creation-date>
    <dc:date>2025-01-07T13:19:00Z</dc:date>
    <meta:template xlink:href="Normal.dotm" xlink:type="simple"/>
    <meta:editing-cycles>2</meta:editing-cycles>
    <meta:editing-duration>PT60S</meta:editing-duration>
    <meta:document-statistic meta:page-count="3" meta:paragraph-count="5" meta:word-count="417" meta:character-count="2792" meta:row-count="19" meta:non-whitespace-character-count="2380"/>
  </office:meta>
</office:document-meta>
</file>